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egrita" style:font-family-generic="swiss" style:font-pitch="variable"/>
    <style:font-face style:name="Calibri2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3aff"/>
    </style:style>
    <style:style style:name="P2" style:family="paragraph" style:parent-style-name="Text_20_body">
      <style:paragraph-properties fo:text-align="justify" style:justify-single-word="false"/>
      <style:text-properties style:font-name="Calibri1" officeooo:paragraph-rsid="001b3aff"/>
    </style:style>
    <style:style style:name="P3" style:family="paragraph" style:parent-style-name="Text_20_body">
      <style:text-properties style:text-underline-style="none" officeooo:paragraph-rsid="001b3aff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34pt" style:text-underline-style="solid" style:text-underline-width="auto" style:text-underline-color="font-color" fo:font-weight="bold" officeooo:rsid="001771b9" officeooo:paragraph-rsid="001771b9" style:font-size-asian="34pt" style:font-weight-asian="bold" style:font-size-complex="3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34pt" style:text-underline-style="none" fo:font-weight="bold" officeooo:rsid="001771b9" officeooo:paragraph-rsid="001771b9" style:font-size-asian="34pt" style:font-weight-asian="bold" style:font-size-complex="34pt" style:font-weight-complex="bold"/>
    </style:style>
    <style:style style:name="P7" style:family="paragraph" style:parent-style-name="Standard">
      <style:text-properties style:font-name="Calibri1" officeooo:rsid="001771b9" officeooo:paragraph-rsid="001771b9"/>
    </style:style>
    <style:style style:name="P8" style:family="paragraph" style:parent-style-name="Standard">
      <style:paragraph-properties fo:text-align="end" style:justify-single-word="false"/>
      <style:text-properties style:font-name="Calibri1" officeooo:rsid="001771b9" officeooo:paragraph-rsid="001771b9"/>
    </style:style>
    <style:style style:name="P9" style:family="paragraph" style:parent-style-name="Standard">
      <style:paragraph-properties fo:text-align="end" style:justify-single-word="false"/>
      <style:text-properties style:font-name="Calibri1" style:text-underline-style="none" officeooo:rsid="001771b9" officeooo:paragraph-rsid="001771b9"/>
    </style:style>
    <style:style style:name="P10" style:family="paragraph" style:parent-style-name="Heading_20_1">
      <style:paragraph-properties fo:break-before="page"/>
      <style:text-properties officeooo:paragraph-rsid="001a468d"/>
    </style:style>
    <style:style style:name="P11" style:family="paragraph" style:parent-style-name="Heading_20_1">
      <style:text-properties officeooo:paragraph-rsid="001b3aff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a468d"/>
    </style:style>
    <style:style style:name="T2" style:family="text">
      <style:text-properties officeooo:rsid="001b3aff"/>
    </style:style>
    <style:style style:name="T3" style:family="text">
      <style:text-properties officeooo:rsid="001e485b"/>
    </style:style>
    <style:style style:name="T4" style:family="text">
      <style:text-properties fo:font-style="normal" fo:font-weight="normal" officeooo:rsid="001b3aff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6">Técnicas de Inteligencia Artificial</text:p>
      <text:p text:style-name="P6"/>
      <text:p text:style-name="P6">Práctica 2 – Aprendizaje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>Víctor Guzmán Pedrajas</text:p>
      <text:p text:style-name="P8">DNI: 48717414–X</text:p>
      <text:p text:style-name="P8">Turno: Jueves, 11:00-12:30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2">Índice</text:p>
          </text:index-title>
          <text:p text:style-name="P13"><text:a xlink:type="simple" xlink:href="#__RefHeading__1623_97024276" text:style-name="Index_20_Link" text:visited-style-name="Index_20_Link">Introducción<text:tab/>3</text:a></text:p>
          <text:p text:style-name="P13"><text:a xlink:type="simple" xlink:href="#__RefHeading__1625_97024276" text:style-name="Index_20_Link" text:visited-style-name="Index_20_Link">Desarrollo del algoritmo Adaboost<text:tab/>3</text:a></text:p>
          <text:p text:style-name="P13"><text:a xlink:type="simple" xlink:href="#__RefHeading__1627_97024276" text:style-name="Index_20_Link" text:visited-style-name="Index_20_Link">Representación de resultados<text:tab/>3</text:a></text:p>
          <text:p text:style-name="P13"><text:a xlink:type="simple" xlink:href="#__RefHeading__1629_97024276" text:style-name="Index_20_Link" text:visited-style-name="Index_20_Link">Cambios en la interfaz gráfica<text:tab/>3</text:a></text:p>
          <text:p text:style-name="P13"><text:a xlink:type="simple" xlink:href="#__RefHeading__1631_97024276" text:style-name="Index_20_Link" text:visited-style-name="Index_20_Link">Experimentación<text:tab/>3</text:a></text:p>
        </text:index-body>
      </text:table-of-content>
      <text:p text:style-name="P4"/>
      <text:h text:style-name="P10" text:outline-level="1"><text:bookmark-start text:name="__RefHeading__1623_97024276"/><text:span text:style-name="T1">Introducción</text:span><text:bookmark-end text:name="__RefHeading__1623_97024276"/></text:h>
      <text:p text:style-name="P2"><text:span text:style-name="T3">A continuación se encuentra la documentación de la </text:span><text:span text:style-name="T4">implementación del algoritmo Adaboost</text:span><text:span text:style-name="T3">, que </text:span><text:span text:style-name="T2">busca obtener un clasificador de puntos aprendiendo a partir de un conjunto de entrenamiento.</text:span></text:p>
      <text:p text:style-name="P2"><text:span text:style-name="T2">El algoritmo recibe el conjunto de puntos sobre los que entrenar, y devuelve un clasificador fuerte basado en estos puntos. Pueden consultarse también los clasificadores débiles generados, sean o no parte del clasificador fuerte, y las líneas generadas para crear cada clasificador débil.</text:span></text:p>
      <text:h text:style-name="P11" text:outline-level="1"><text:bookmark-start text:name="__RefHeading__1625_97024276"/><text:span text:style-name="T2">Desarrollo del algoritmo Adaboost</text:span><text:bookmark-end text:name="__RefHeading__1625_97024276"/></text:h>
      <text:p text:style-name="P1"><text:span text:style-name="T2"/></text:p>
      <text:h text:style-name="P11" text:outline-level="1"><text:bookmark-start text:name="__RefHeading__1627_97024276"/><text:span text:style-name="T2">Representación de resultados</text:span><text:bookmark-end text:name="__RefHeading__1627_97024276"/></text:h>
      <text:p text:style-name="P1"><text:span text:style-name="T2"/></text:p>
      <text:h text:style-name="P11" text:outline-level="1"><text:bookmark-start text:name="__RefHeading__1629_97024276"/><text:span text:style-name="T2">Cambios en la interfaz gráfica</text:span><text:bookmark-end text:name="__RefHeading__1629_97024276"/></text:h>
      <text:p text:style-name="P3"><text:span text:style-name="T2"/></text:p>
      <text:h text:style-name="P11" text:outline-level="1"><text:bookmark-start text:name="__RefHeading__1631_97024276"/><text:span text:style-name="T2">Experimentación</text:span><text:bookmark-end text:name="__RefHeading__1631_9702427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egrita" style:font-family-generic="swiss" style:font-pitch="variable"/>
    <style:font-face style:name="Calibri2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Calibri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8S</meta:editing-duration>
    <meta:editing-cycles>7</meta:editing-cycles>
    <meta:generator>LibreOffice/4.0.0.3$Windows_x86 LibreOffice_project/7545bee9c2a0782548772a21bc84a9dcc583b89</meta:generator>
    <dc:date>2013-05-07T10:24:09.28</dc:date>
    <meta:document-statistic meta:table-count="0" meta:image-count="0" meta:object-count="0" meta:page-count="3" meta:paragraph-count="18" meta:word-count="120" meta:character-count="849" meta:non-whitespace-character-count="747"/>
    <meta:user-defined meta:name="Info 1"/>
    <meta:user-defined meta:name="Info 2"/>
    <meta:user-defined meta:name="Info 3"/>
    <meta:user-defined meta:name="Info 4"/>
  </office:meta>
</office:document-meta>
</file>